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office:value-type="string" calcext:value-type="string">
            <text:p>CL21B105KBFNNNE #C28323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office:value-type="string" calcext:value-type="string">
            <text:p>CL21A106KAYNNNE #C15850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office:value-type="string" calcext:value-type="string">
            <text:p>CC0805KRX7R9BB104 #C49678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9" office:value-type="string" calcext:value-type="string">
            <text:p>3V3 zener dobles, extended</text:p>
          </table:table-cell>
          <table:table-cell table:style-name="ce10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9" office:value-type="string" calcext:value-type="string">
            <text:p>3V3 zener, 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9" office:value-type="string" calcext:value-type="string">
            <text:p>3V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9" office:value-type="string" calcext:value-type="string">
            <text:p>2V5 zener, <text:s/>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9" office:value-type="string" calcext:value-type="string">
            <text:p>2V4 zener, <text:s/>SOD-123, extended, Slkor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1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7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4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4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6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office:value-type="string" calcext:value-type="string">
            <text:p>U231-091N-3GRC10-5 #C381137</text:p>
          </table:table-cell>
          <table:table-cell office:value-type="string" calcext:value-type="string">
            <text:p>extended</text:p>
          </table:table-cell>
          <table:table-cell table:style-name="ce7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R1, R2, R5, R6, R9, R10, R11, R12, R13, R14, R15, R16, R17, R18</text:p>
          </table:table-cell>
          <table:table-cell/>
          <table:table-cell office:value-type="string" calcext:value-type="string">
            <text:p>0805W8F5100T5E #C17734</text:p>
          </table:table-cell>
          <table:table-cell office:value-type="string" calcext:value-type="string">
            <text:p>510 ohm</text:p>
          </table:table-cell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office:value-type="string" calcext:value-type="string">
            <text:p>0805W8F2001T5E #C17604</text:p>
          </table:table-cell>
          <table:table-cell/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12" office:value-type="string" calcext:value-type="string">
            <text:p>0805W8F1001T5E #C17513</text:p>
          </table:table-cell>
          <table:table-cell/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office:value-type="string" calcext:value-type="string">
            <text:p>AMS1117-2.5 <text:s text:c="2"/>#C347221</text:p>
          </table:table-cell>
          <table:table-cell office:value-type="string" calcext:value-type="string">
            <text:p>extended</text:p>
          </table:table-cell>
          <table:table-cell table:style-name="ce10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calcext:value-type="string">
            <text:p>comprar ma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epto BAT54 a reemplazar por otra protección como los Zener</text:p>
          </table:table-cell>
          <table:table-cell table:number-columns-repeated="1017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3T21:32:59.070576311</dc:date>
    <meta:editing-cycles>28</meta:editing-cycles>
    <meta:editing-duration>PT7H12S</meta:editing-duration>
    <meta:document-statistic meta:table-count="1" meta:cell-count="670" meta:object-count="0"/>
  </office:meta>
</office:document-meta>
</file>